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14cm"/>
    </style:style>
    <style:style style:name="gr4" style:family="graphic" style:parent-style-name="standard">
      <style:graphic-properties draw:stroke="none" svg:stroke-color="#000000" draw:fill="none" draw:fill-color="#ffffff" fo:min-height="0.784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03cm" svg:height="1.6cm" svg:x="13.9cm" svg:y="3cm"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4cm" svg:height="3.168cm" svg:x="24cm" svg:y="2.432cm">
          <text:p text:style-name="P1">Input/</text:p>
          <text:p text:style-name="P1">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2cm" svg:height="2.156cm" svg:x="2cm" svg:y="2.7cm">
          <text:p text:style-name="P1">Decisio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2" draw:text-style-name="P1" draw:layer="layout" svg:x1="19.134cm" svg:y1="3.1cm" svg:x2="23.2cm" svg:y2="3.1cm">
            <text:p/>
          </draw:line>
          <draw:line draw:style-name="gr2" draw:text-style-name="P1" draw:layer="layout" svg:x1="19.211cm" svg:y1="4.558cm" svg:x2="23.124cm" svg:y2="4.558cm">
            <text:p/>
          </draw:line>
          <draw:path draw:style-name="gr2" draw:text-style-name="P1" draw:layer="layout" svg:width="1.14cm" svg:height="0.911cm" draw:transform="skewX (0.00139626340159535) rotate (2.29859862487653) translate (19.2106017171939cm 4.5575981393167cm)" svg:viewBox="0 0 1141 912" svg:d="M0 0c924 1 1141 912 1141 912">
            <text:p/>
          </draw:path>
          <draw:path draw:style-name="gr2" draw:text-style-name="P1" draw:layer="layout" svg:width="1.14cm" svg:height="0.911cm" draw:transform="skewX (0.0013962634015954) rotate (2.29824955902613) translate (23.1999999113531cm 4.55759821626782cm)" svg:viewBox="0 0 1141 912" svg:d="M0 0c924 1 1141 912 1141 912">
            <text:p/>
          </draw:path>
          <draw:frame draw:style-name="gr3" draw:layer="layout" svg:width="3.146cm" svg:height="1.517cm" svg:x="19.824cm" svg:y="3.445cm">
            <draw:text-box>
              <text:p>Storage</text:p>
              <text:p><text:span text:style-name="T1"/></text:p>
            </draw:text-box>
          </draw:frame>
        </draw:g>
        <draw:g>
          <draw:line draw:style-name="gr2" draw:text-style-name="P1" draw:layer="layout" svg:x1="8.368cm" svg:y1="3cm" svg:x2="12.749cm" svg:y2="3cm">
            <text:p/>
          </draw:line>
          <draw:line draw:style-name="gr2" draw:text-style-name="P1" draw:layer="layout" svg:x1="8.45cm" svg:y1="4.571cm" svg:x2="12.583cm" svg:y2="4.571cm">
            <text:p/>
          </draw:line>
          <draw:path draw:style-name="gr2" draw:text-style-name="P1" draw:layer="layout" svg:width="1.228cm" svg:height="0.981cm" draw:transform="skewX (0.00122173047639609) rotate (2.29824955902613) translate (8.45041425135241cm 4.57100000191883cm)" svg:viewBox="0 0 1229 982" svg:d="M0 0c995 1 1229 982 1229 982">
            <text:p/>
          </draw:path>
          <draw:path draw:style-name="gr2" draw:text-style-name="P1" draw:layer="layout" svg:width="1.228cm" svg:height="0.979cm" draw:transform="skewX (0.0012217304763961) rotate (-2.29580609807334) translate (13.3985192412018cm 3.65098618223732cm)" svg:viewBox="0 0 1229 980" svg:d="M1229 0c-995-1-1229 980-1229 980">
            <text:p/>
          </draw:path>
          <draw:frame draw:style-name="gr4" draw:layer="layout" svg:width="3.389cm" svg:height="1.034cm" svg:x="9.112cm" svg:y="3.372cm">
            <draw:text-box>
              <text:p>Start/Stop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4:47:26.686000000</meta:creation-date>
    <dc:date>2014-12-03T20:40:59.015000000</dc:date>
    <meta:editing-duration>PT1M33S</meta:editing-duration>
    <meta:editing-cycles>4</meta:editing-cycles>
    <meta:generator>LibreOffice/4.2.6.3$Windows_x86 LibreOffice_project/3fd416d4c6db7d3204c17ce57a1d70f6e531ee21</meta:generator>
    <meta:document-statistic meta:object-count="15"/>
  </office:meta>
</office:document-meta>
</file>